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6cm" svg:y="2.2cm">
          <text:p text:style-name="P1"><text:span text:style-name="T1">gl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8cm" svg:y="2.2cm">
          <text:p text:style-name="P1"><text:span text:style-name="T1">STAC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28T12:53:50.600946371</dc:date>
    <meta:editing-duration>PT2H5M20S</meta:editing-duration>
    <meta:editing-cycles>112</meta:editing-cycles>
    <meta:document-statistic meta:object-count="50"/>
  </office:meta>
</office:document-meta>
</file>